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75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1635700" calcext:value-type="float">
            <text:p>1635700</text:p>
          </table:table-cell>
          <table:table-cell office:value-type="float" office:value="1569500" calcext:value-type="float">
            <text:p>1569500</text:p>
          </table:table-cell>
          <table:table-cell office:value-type="float" office:value="1535200" calcext:value-type="float">
            <text:p>1535200</text:p>
          </table:table-cell>
          <table:table-cell office:value-type="float" office:value="1547400" calcext:value-type="float">
            <text:p>1547400</text:p>
          </table:table-cell>
          <table:table-cell office:value-type="float" office:value="1553400" calcext:value-type="float">
            <text:p>1553400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1296400" calcext:value-type="float">
            <text:p>-1296400</text:p>
          </table:table-cell>
          <table:table-cell office:value-type="float" office:value="-1257400" calcext:value-type="float">
            <text:p>-1257400</text:p>
          </table:table-cell>
          <table:table-cell office:value-type="float" office:value="-1230200" calcext:value-type="float">
            <text:p>-1230200</text:p>
          </table:table-cell>
          <table:table-cell office:value-type="float" office:value="-1266800" calcext:value-type="float">
            <text:p>-1266800</text:p>
          </table:table-cell>
          <table:table-cell office:value-type="float" office:value="-1254500" calcext:value-type="float">
            <text:p>-1254500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339300" calcext:value-type="float">
            <text:p>339300</text:p>
          </table:table-cell>
          <table:table-cell office:value-type="float" office:value="312100" calcext:value-type="float">
            <text:p>312100</text:p>
          </table:table-cell>
          <table:table-cell office:value-type="float" office:value="305000" calcext:value-type="float">
            <text:p>305000</text:p>
          </table:table-cell>
          <table:table-cell office:value-type="float" office:value="280600" calcext:value-type="float">
            <text:p>280600</text:p>
          </table:table-cell>
          <table:table-cell office:value-type="float" office:value="298900" calcext:value-type="float">
            <text:p>298900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257100" calcext:value-type="float">
            <text:p>257100</text:p>
          </table:table-cell>
          <table:table-cell office:value-type="float" office:value="243100" calcext:value-type="float">
            <text:p>243100</text:p>
          </table:table-cell>
          <table:table-cell office:value-type="float" office:value="224900" calcext:value-type="float">
            <text:p>224900</text:p>
          </table:table-cell>
          <table:table-cell office:value-type="float" office:value="196600" calcext:value-type="float">
            <text:p>196600</text:p>
          </table:table-cell>
          <table:table-cell office:value-type="float" office:value="208700" calcext:value-type="float">
            <text:p>208700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1.54" calcext:value-type="float">
            <text:p>1,54</text:p>
          </table:table-cell>
          <table:table-cell office:value-type="float" office:value="1.45" calcext:value-type="float">
            <text:p>1,45</text:p>
          </table:table-cell>
          <table:table-cell office:value-type="float" office:value="1.34" calcext:value-type="float">
            <text:p>1,34</text:p>
          </table:table-cell>
          <table:table-cell office:value-type="float" office:value="1.17" calcext:value-type="float">
            <text:p>1,17</text:p>
          </table:table-cell>
          <table:table-cell office:value-type="float" office:value="1.25" calcext:value-type="float">
            <text:p>1,25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table:number-columns-repeated="4" office:value-type="float" office:value="167335073" calcext:value-type="float">
            <text:p>167335073</text:p>
          </table:table-cell>
          <table:table-cell office:value-type="float" office:value="167167782" calcext:value-type="float">
            <text:p>167167782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1894300" calcext:value-type="float">
            <text:p>1894300</text:p>
          </table:table-cell>
          <table:table-cell office:value-type="float" office:value="1829100" calcext:value-type="float">
            <text:p>1829100</text:p>
          </table:table-cell>
          <table:table-cell office:value-type="float" office:value="1815500" calcext:value-type="float">
            <text:p>1815500</text:p>
          </table:table-cell>
          <table:table-cell office:value-type="float" office:value="1798300" calcext:value-type="float">
            <text:p>1798300</text:p>
          </table:table-cell>
          <table:table-cell office:value-type="float" office:value="1599400" calcext:value-type="float">
            <text:p>1599400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638700" calcext:value-type="float">
            <text:p>638700</text:p>
          </table:table-cell>
          <table:table-cell office:value-type="float" office:value="417500" calcext:value-type="float">
            <text:p>417500</text:p>
          </table:table-cell>
          <table:table-cell office:value-type="float" office:value="427800" calcext:value-type="float">
            <text:p>427800</text:p>
          </table:table-cell>
          <table:table-cell office:value-type="float" office:value="526000" calcext:value-type="float">
            <text:p>526000</text:p>
          </table:table-cell>
          <table:table-cell office:value-type="float" office:value="410600" calcext:value-type="float">
            <text:p>410600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2533000" calcext:value-type="float">
            <text:p>2533000</text:p>
          </table:table-cell>
          <table:table-cell office:value-type="float" office:value="2246600" calcext:value-type="float">
            <text:p>2246600</text:p>
          </table:table-cell>
          <table:table-cell office:value-type="float" office:value="2243400" calcext:value-type="float">
            <text:p>2243400</text:p>
          </table:table-cell>
          <table:table-cell office:value-type="float" office:value="2324300" calcext:value-type="float">
            <text:p>2324300</text:p>
          </table:table-cell>
          <table:table-cell office:value-type="float" office:value="2009900" calcext:value-type="float">
            <text:p>2009900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970800" calcext:value-type="float">
            <text:p>970800</text:p>
          </table:table-cell>
          <table:table-cell office:value-type="float" office:value="925400" calcext:value-type="float">
            <text:p>925400</text:p>
          </table:table-cell>
          <table:table-cell office:value-type="float" office:value="878000" calcext:value-type="float">
            <text:p>878000</text:p>
          </table:table-cell>
          <table:table-cell office:value-type="float" office:value="860300" calcext:value-type="float">
            <text:p>860300</text:p>
          </table:table-cell>
          <table:table-cell office:value-type="float" office:value="848600" calcext:value-type="float">
            <text:p>848600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1562200" calcext:value-type="float">
            <text:p>1562200</text:p>
          </table:table-cell>
          <table:table-cell office:value-type="float" office:value="1321200" calcext:value-type="float">
            <text:p>1321200</text:p>
          </table:table-cell>
          <table:table-cell office:value-type="float" office:value="1365400" calcext:value-type="float">
            <text:p>1365400</text:p>
          </table:table-cell>
          <table:table-cell office:value-type="float" office:value="1464000" calcext:value-type="float">
            <text:p>1464000</text:p>
          </table:table-cell>
          <table:table-cell office:value-type="float" office:value="1161300" calcext:value-type="float">
            <text:p>1161300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2533000" calcext:value-type="float">
            <text:p>2533000</text:p>
          </table:table-cell>
          <table:table-cell office:value-type="float" office:value="2246600" calcext:value-type="float">
            <text:p>2246600</text:p>
          </table:table-cell>
          <table:table-cell office:value-type="float" office:value="2243400" calcext:value-type="float">
            <text:p>2243400</text:p>
          </table:table-cell>
          <table:table-cell office:value-type="float" office:value="2324300" calcext:value-type="float">
            <text:p>2324300</text:p>
          </table:table-cell>
          <table:table-cell office:value-type="float" office:value="2009900" calcext:value-type="float">
            <text:p>20099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1:39:08.6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8S</meta:editing-duration>
    <meta:editing-cycles>3</meta:editing-cycles>
    <meta:generator>LibreOffice/5.4.2.2$Windows_X86_64 LibreOffice_project/22b09f6418e8c2d508a9eaf86b2399209b0990f4</meta:generator>
    <dc:date>2017-11-22T11:39:14.736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